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start" style:justify-single-word="false" style:writing-mode="lr-tb"/>
    </style:style>
    <style:style style:name="P2" style:family="paragraph" style:parent-style-name="Standard">
      <style:paragraph-properties fo:line-height="200%" fo:text-align="center" style:justify-single-word="false" style:writing-mode="lr-tb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oW</text:p>
      <text:p text:style-name="P1">In the kingdom of Azeroth</text:p>
      <text:p text:style-name="P1">lies the remnants of Lordaeron.</text:p>
      <text:p text:style-name="P1">After dethroning his father</text:p>
      <text:p text:style-name="P1">the soul quenching sword Frost Mourn</text:p>
      <text:p text:style-name="P1">sent prince Arthas on a new quest.</text:p>
      <text:p text:style-name="P1">Finding his frozen throne and defeating</text:p>
      <text:p text:style-name="P1">Illidan, the demon hunter, once a night elf,</text:p>
      <text:p text:style-name="P1">now demonic himself. Once settled in Northrend</text:p>
      <text:p text:style-name="P1">now he is known as the new lich king.</text:p>
      <text:p text:style-name="P1">Kel-Thuzad was a great mentor,</text:p>
      <text:p text:style-name="P1">fulfilling the prophecy of Maediv.</text:p>
      <text:p text:style-name="P1">Only one hero shall prevail at the end,</text:p>
      <text:p text:style-name="P1">a young rouge named RaVe (without</text:p>
      <text:p text:style-name="P1">the capital V, stupid servers of Blizzard</text:p>
      <text:p text:style-name="P1">wouldn't allow it). That rouge won</text:p>
      <text:p text:style-name="P1">an honour contest without him knowing</text:p>
      <text:p text:style-name="P1">he was a participant, or so he claims.</text:p>
      <text:p text:style-name="P1">Owning a tabard only one of each</text:p>
      <text:p text:style-name="P1">faction had received from each server.</text:p>
      <text:p text:style-name="P1">Now he pawns the PVP arenas, you would be</text:p>
      <text:p text:style-name="P1">lucky to be slain by him, or surviving</text:p>
      <text:p text:style-name="P1">for more than 30 seconds with his deadly moves.</text:p>
      <text:p text:style-name="P1">If he'll find a guild in time he may be the first</text:p>
      <text:p text:style-name="P1">to defeat the new lich king, should he care for</text:p>
      <text:p text:style-name="P1">the matter and won't migrate to another MMO such as Hellgate London, Warhammer40K or FF-X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8$Build-9189$CWS-c09v004</meta:generator>
    <meta:initial-creator>OoZooL Obliterator</meta:initial-creator>
    <meta:creation-date>2007-09-16T15:54:55</meta:creation-date>
    <dc:creator>OoZooL Obliterator</dc:creator>
    <dc:date>2007-09-16T16:50:15</dc:date>
    <meta:printed-by>OoZooL Obliterator</meta:printed-by>
    <meta:print-date>2007-09-16T16:14:16</meta:print-date>
    <dc:language>en-US</dc:language>
    <meta:editing-cycles>2</meta:editing-cycles>
    <meta:editing-duration>PT22M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6" meta:word-count="187" meta:character-count="990"/>
  </office:meta>
</office:document-meta>
</file>